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1">
            <text:p>0704 <text:s/>102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2">
            <text:p>0704 <text:s/>102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2">
            <text:p>0704 <text:s/>102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2">
            <text:p>0704 <text:s/>102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4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4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4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5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5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5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6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6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7">
            <text:p>0704 <text:s/>10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7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8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8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8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8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9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9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09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">
            <text:p>0704 <text:s/>10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2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2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3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6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6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6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19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1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1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5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5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5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5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6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6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6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6">
            <text:p>0704 <text:s/>10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7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8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9">
            <text:p>0704 <text:s/>10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29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">
            <text:p>0704 <text:s/>10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">
            <text:p>0704 <text:s/>10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">
            <text:p>0704 <text:s/>10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1">
            <text:p>0704 <text:s/>10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2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2">
            <text:p>0704 <text:s/>10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9:05.33">
            <text:p>0704 <text:s/>102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4T10:29:05.33">
            <text:p>2021/7/4 10:2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9:05.33">
            <text:p>0704 <text:s/>1029</text:p>
          </table:table-cell>
          <table:table-cell table:style-name="ce7" table:formula="of:=NOW()" office:value-type="date" office:date-value="2021-07-04T10:29:05.33">
            <text:p>0704 <text:s/>102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4T10:29:05.33">
            <text:p>0704 <text:s/>102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2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5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6">
            <text:p>0704 <text:s/>102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6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8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8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8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8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8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9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9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9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49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1">
            <text:p>0704 <text:s/>10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2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2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4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3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4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4">
            <text:p>0704 <text:s/>10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4">
            <text:p>0704 <text:s/>10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5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5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5">
            <text:p>0704 <text:s/>10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6">
            <text:p>0704 <text:s/>10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6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6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6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7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59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2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2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2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4"/>
          <table: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2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2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3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3">
            <text:p>0704 <text:s/>10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3">
            <text:p>0704 <text:s/>102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3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4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6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7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7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7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7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8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8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8">
            <text:p>0704 <text:s/>10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9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69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">
            <text:p>0704 <text:s/>10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1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3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4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6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7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7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7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7">
            <text:p>0704 <text:s/>10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8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79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2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2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2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2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3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3">
            <text:p>0704 <text:s/>10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3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3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4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6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7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87">
            <text:p>0704 <text:s/>10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1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1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3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5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6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6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6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7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7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8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8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5.99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1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2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4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4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5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5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6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07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">
            <text:p>0704 <text:s/>10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1">
            <text:p>0704 <text:s/>102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1">
            <text:p>0704 <text:s/>102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1">
            <text:p>0704 <text:s/>10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2">
            <text:p>0704 <text:s/>10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2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2">
            <text:p>0704 <text:s/>102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2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3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3">
            <text:p>0704 <text:s/>10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3">
            <text:p>0704 <text:s/>102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32.7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32.77">
            <text:p>0704 <text:s/>102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32.7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6">
            <text:p>17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32.7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7">
            <text:p>17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8">
            <text:p>17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9:06.15">
            <text:p>0704 <text:s/>102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9">
            <text:p>17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33.51">
            <text:p>0704 <text:s/>102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8:33.51">
            <text:p>0704 <text:s/>10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4T10:29:06.15">
            <text:p>0704 <text:s/>1029</text:p>
          </table:table-cell>
          <table:table-cell table:style-name="ce7" table:formula="of:=NOW()" office:value-type="date" office:date-value="2021-07-04T10:29:06.15">
            <text:p>0704 <text:s/>10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4T10:29:06.15">
            <text:p>0704 <text:s/>102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4">2021/07/04</text:date>, <text:time>10:3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4T10:33:31.83</dc:date>
    <dc:creator>iwabuchi ken</dc:creator>
    <meta:editing-duration>P4DT7H7S</meta:editing-duration>
    <meta:editing-cycles>619</meta:editing-cycles>
    <meta:generator>OpenOffice/4.1.3$Win32 OpenOffice.org_project/413m1$Build-9783</meta:generator>
    <meta:document-statistic meta:table-count="2" meta:cell-count="1497" meta:object-count="0"/>
  </office:meta>
</office:document-meta>
</file>